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6CD1000067EC991BE566.svm"/>
  <manifest:file-entry manifest:media-type="" manifest:full-path="Pictures/200007E800006CD1000051835B63F63A.svm"/>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Arial, sans-serif"/>
    <style:font-face style:name="NewsGoT" svg:font-family="NewsGoT"/>
    <style:font-face style:name="OpenSymbol" svg:font-family="OpenSymbol"/>
    <style:font-face style:name="Tahoma2" svg:font-family="Tahoma"/>
    <style:font-face style:name="CAAAAA+DejaVuSans" svg:font-family="CAAAAA+DejaVuSans" style:font-family-generic="swiss"/>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007cm" fo:margin-left="0cm" fo:margin-right="-0.007cm" table:align="margins"/>
    </style:style>
    <style:style style:name="Tabla1.A" style:family="table-column">
      <style:table-column-properties style:column-width="3.893cm" style:rel-column-width="15937*"/>
    </style:style>
    <style:style style:name="Tabla1.B" style:family="table-column">
      <style:table-column-properties style:column-width="4.521cm" style:rel-column-width="18508*"/>
    </style:style>
    <style:style style:name="Tabla1.C" style:family="table-column">
      <style:table-column-properties style:column-width="4.653cm" style:rel-column-width="19050*"/>
    </style:style>
    <style:style style:name="Tabla1.D" style:family="table-column">
      <style:table-column-properties style:column-width="2.94cm" style:rel-column-width="12040*"/>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1.D5" style:family="table-cell" style:data-style-name="N37">
      <style:table-cell-properties style:vertical-align="middle" fo:padding="0.097cm" fo:border-left="0.018cm solid #808080" fo:border-right="0.018cm solid #808080"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771cm" style:rel-column-width="7253*"/>
    </style:style>
    <style:style style:name="Tabla3.B" style:family="table-column">
      <style:table-column-properties style:column-width="5.847cm" style:rel-column-width="23949*"/>
    </style:style>
    <style:style style:name="Tabla3.C" style:family="table-column">
      <style:table-column-properties style:column-width="5.436cm" style:rel-column-width="22266*"/>
    </style:style>
    <style:style style:name="Tabla3.D" style:family="table-column">
      <style:table-column-properties style:column-width="2.946cm" style:rel-column-width="12067*"/>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data-style-name="N37">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table-properties style:width="16cm" table:align="margins"/>
    </style:style>
    <style:style style:name="Tabla6.A" style:family="table-column">
      <style:table-column-properties style:column-width="6.396cm" style:rel-column-width="26196*"/>
    </style:style>
    <style:style style:name="Tabla6.B" style:family="table-column">
      <style:table-column-properties style:column-width="4.27cm" style:rel-column-width="17490*"/>
    </style:style>
    <style:style style:name="Tabla6.C" style:family="table-column">
      <style:table-column-properties style:column-width="5.334cm" style:rel-column-width="21849*"/>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ccccc" fo:padding="0.097cm" fo:border="0.002cm solid #000000">
        <style:background-image/>
      </style:table-cell-properties>
    </style:style>
    <style:style style:name="Tabla6.A2" style:family="table-cell">
      <style:table-cell-properties fo:background-color="#cccccc" fo:padding="0.097cm" fo:border-left="0.002cm solid #000000" fo:border-right="none" fo:border-top="none" fo:border-bottom="0.002cm solid #000000">
        <style:background-image/>
      </style:table-cell-properties>
    </style:style>
    <style:style style:name="Tabla6.C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6.A3" style:family="table-cell" style:data-style-name="N100">
      <style:table-cell-properties fo:padding="0.097cm" fo:border-left="0.002cm solid #000000" fo:border-right="none" fo:border-top="none" fo:border-bottom="0.002cm solid #000000"/>
    </style:style>
    <style:style style:name="Tabla6.B3" style:family="table-cell" style:data-style-name="N11">
      <style:table-cell-properties fo:padding="0.097cm" fo:border-left="0.002cm solid #000000" fo:border-right="none" fo:border-top="none" fo:border-bottom="0.002cm solid #000000"/>
    </style:style>
    <style:style style:name="Tabla6.C3" style:family="table-cell" style:data-style-name="N0">
      <style:table-cell-properties fo:padding="0.097cm" fo:border-left="0.002cm solid #000000" fo:border-right="0.002cm solid #000000" fo:border-top="none" fo:border-bottom="0.002cm solid #000000"/>
    </style:style>
    <style:style style:name="Tabla6.A9" style:family="table-cell" style:data-style-name="N100">
      <style:table-cell-properties fo:background-color="#cccccc" fo:padding="0.097cm" fo:border-left="0.002cm solid #000000" fo:border-right="none" fo:border-top="none" fo:border-bottom="0.002cm solid #000000">
        <style:background-image/>
      </style:table-cell-properties>
    </style:style>
    <style:style style:name="Tabla6.B9" style:family="table-cell" style:data-style-name="N11">
      <style:table-cell-properties fo:background-color="#cccccc" fo:padding="0.097cm" fo:border-left="0.002cm solid #000000" fo:border-right="none" fo:border-top="none" fo:border-bottom="0.002cm solid #000000">
        <style:background-image/>
      </style:table-cell-properties>
    </style:style>
    <style:style style:name="Tabla6.C9"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Tabla7" style:family="table">
      <style:table-properties style:width="16cm" table:align="margins"/>
    </style:style>
    <style:style style:name="Tabla7.A" style:family="table-column">
      <style:table-column-properties style:column-width="6.396cm" style:rel-column-width="26196*"/>
    </style:style>
    <style:style style:name="Tabla7.B" style:family="table-column">
      <style:table-column-properties style:column-width="4.27cm" style:rel-column-width="17490*"/>
    </style:style>
    <style:style style:name="Tabla7.C" style:family="table-column">
      <style:table-column-properties style:column-width="5.334cm" style:rel-column-width="21849*"/>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background-color="#cccccc" fo:padding="0.097cm" fo:border-left="0.002cm solid #000000" fo:border-right="none" fo:border-top="none" fo:border-bottom="0.002cm solid #000000">
        <style:background-image/>
      </style:table-cell-properties>
    </style:style>
    <style:style style:name="Tabla7.C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7.A3" style:family="table-cell" style:data-style-name="N100">
      <style:table-cell-properties fo:padding="0.097cm" fo:border-left="0.002cm solid #000000" fo:border-right="none" fo:border-top="none" fo:border-bottom="0.002cm solid #000000"/>
    </style:style>
    <style:style style:name="Tabla7.B3" style:family="table-cell" style:data-style-name="N11">
      <style:table-cell-properties fo:padding="0.097cm" fo:border-left="0.002cm solid #000000" fo:border-right="none" fo:border-top="none" fo:border-bottom="0.002cm solid #000000"/>
    </style:style>
    <style:style style:name="Tabla7.C3" style:family="table-cell" style:data-style-name="N0">
      <style:table-cell-properties fo:padding="0.097cm" fo:border-left="0.002cm solid #000000" fo:border-right="0.002cm solid #000000" fo:border-top="none" fo:border-bottom="0.002cm solid #000000"/>
    </style:style>
    <style:style style:name="Tabla7.A9" style:family="table-cell" style:data-style-name="N100">
      <style:table-cell-properties fo:background-color="#cccccc" fo:padding="0.097cm" fo:border-left="0.002cm solid #000000" fo:border-right="none" fo:border-top="none" fo:border-bottom="0.002cm solid #000000">
        <style:background-image/>
      </style:table-cell-properties>
    </style:style>
    <style:style style:name="Tabla7.B9" style:family="table-cell" style:data-style-name="N11">
      <style:table-cell-properties fo:background-color="#cccccc" fo:padding="0.097cm" fo:border-left="0.002cm solid #000000" fo:border-right="none" fo:border-top="none" fo:border-bottom="0.002cm solid #000000">
        <style:background-image/>
      </style:table-cell-properties>
    </style:style>
    <style:style style:name="Tabla7.C9"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Standard">
      <style:text-properties fo:font-size="12pt" style:font-size-asian="12pt" style:font-size-complex="12pt"/>
    </style:style>
    <style:style style:name="P9" style:family="paragraph" style:parent-style-name="Hoja_20_de_20_Control">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end" style:justify-single-word="false"/>
    </style:style>
    <style:style style:name="P16" style:family="paragraph" style:parent-style-name="Text_20_body">
      <style:paragraph-properties fo:text-align="justify" style:justify-single-word="false"/>
      <style:text-properties fo:color="#000000"/>
    </style:style>
    <style:style style:name="P17" style:family="paragraph" style:parent-style-name="Text_20_body">
      <style:text-properties style:font-name="Helvetica"/>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text-properties style:text-underline-style="solid" style:text-underline-width="auto" style:text-underline-color="font-color" fo:font-weight="bold" style:font-weight-asian="bold" style:font-weight-complex="bold"/>
    </style:style>
    <style:style style:name="P20" style:family="paragraph" style:parent-style-name="Text_20_body">
      <style:text-properties style:text-underline-style="solid" style:text-underline-width="auto" style:text-underline-color="font-color" fo:font-weight="bold" fo:background-color="#ffff00" style:font-weight-asian="bold" style:font-weight-complex="bold"/>
    </style:style>
    <style:style style:name="P21" style:family="paragraph" style:parent-style-name="Text_20_body">
      <style:text-properties style:text-underline-style="solid" style:text-underline-width="auto" style:text-underline-color="font-color" fo:font-weight="bold" fo:background-color="transparent" style:font-weight-asian="bold" style:font-weight-complex="bold"/>
    </style:style>
    <style:style style:name="P22" style:family="paragraph" style:parent-style-name="Text_20_body">
      <style:text-properties style:font-name="NewsGoT"/>
    </style:style>
    <style:style style:name="P23" style:family="paragraph" style:parent-style-name="Text_20_body">
      <style:text-properties style:font-name="NewsGoT"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NewsGoT" fo:background-color="transparent"/>
    </style:style>
    <style:style style:name="P25" style:family="paragraph" style:parent-style-name="Text_20_body">
      <style:text-properties style:font-name="NewsGoT" fo:background-color="#ffff00"/>
    </style:style>
    <style:style style:name="P26" style:family="paragraph" style:parent-style-name="Text_20_body">
      <style:text-properties style:font-name="NewsGoT" style:font-name-asian="MS Mincho" style:font-name-complex="Tahoma1"/>
    </style:style>
    <style:style style:name="P27" style:family="paragraph" style:parent-style-name="Text_20_body">
      <style:paragraph-properties fo:text-align="justify" style:justify-single-word="false"/>
    </style:style>
    <style:style style:name="P28" style:family="paragraph" style:parent-style-name="Text_20_body">
      <style:text-properties style:text-underline-style="none" fo:font-weight="normal" style:font-weight-asian="normal" style:font-weight-complex="normal"/>
    </style:style>
    <style:style style:name="P29" style:family="paragraph" style:parent-style-name="Text_20_body">
      <style:text-properties style:text-underline-style="none" fo:font-weight="normal" fo:background-color="transparent" style:font-weight-asian="normal" style:font-weight-complex="normal"/>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3pt" fo:font-weight="bold" style:font-size-asian="13pt" style:font-weight-asian="bold" style:font-size-complex="13pt" style:font-weight-complex="bold"/>
    </style:style>
    <style:style style:name="P32"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3" style:family="paragraph" style:parent-style-name="Text_20_body">
      <style:text-properties fo:background-color="transparent"/>
    </style:style>
    <style:style style:name="P34" style:family="paragraph" style:parent-style-name="Text_20_body">
      <style:paragraph-properties fo:break-before="page"/>
    </style:style>
    <style:style style:name="P35" style:family="paragraph" style:parent-style-name="Nota_20_al_20_pié">
      <style:paragraph-properties fo:text-align="start" style:justify-single-word="false"/>
    </style:style>
    <style:style style:name="P36"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37" style:family="paragraph" style:parent-style-name="Title" style:master-page-name="">
      <style:paragraph-properties style:page-number="auto" fo:padding="0cm" fo:border="none"/>
    </style:style>
    <style:style style:name="P38" style:family="paragraph" style:parent-style-name="Text_20_body">
      <style:paragraph-properties fo:margin-top="0.423cm" fo:margin-bottom="0.212cm"/>
    </style:style>
    <style:style style:name="P39" style:family="paragraph" style:parent-style-name="Text_20_body">
      <style:paragraph-properties fo:margin-top="0.423cm" fo:margin-bottom="0.212cm"/>
      <style:text-properties style:font-name-asian="MS Mincho" style:font-name-complex="Tahoma1"/>
    </style:style>
    <style:style style:name="P40" style:family="paragraph" style:parent-style-name="Text_20_body">
      <style:paragraph-properties fo:margin-top="0.423cm" fo:margin-bottom="0.212cm"/>
      <style:text-properties style:text-underline-style="solid" style:text-underline-width="auto" style:text-underline-color="font-color" fo:font-weight="bold" style:font-name-asian="MS Mincho" style:font-weight-asian="bold" style:font-name-complex="Tahoma1" style:font-weight-complex="bold"/>
    </style:style>
    <style:style style:name="P41" style:family="paragraph" style:parent-style-name="Text_20_body">
      <style:paragraph-properties fo:margin-top="0.423cm" fo:margin-bottom="0.212cm"/>
      <style:text-properties style:font-name="NewsGoT"/>
    </style:style>
    <style:style style:name="P42" style:family="paragraph" style:parent-style-name="Text_20_body">
      <style:paragraph-properties fo:margin-top="0.423cm" fo:margin-bottom="0.212cm"/>
      <style:text-properties style:font-name="NewsGoT" style:font-name-asian="MS Mincho" style:font-name-complex="Tahoma1"/>
    </style:style>
    <style:style style:name="P43" style:family="paragraph" style:parent-style-name="Text_20_body">
      <style:paragraph-properties fo:margin-top="0.423cm" fo:margin-bottom="0.212cm"/>
      <style:text-properties style:font-name="NewsGoT" style:text-underline-style="solid" style:text-underline-width="auto" style:text-underline-color="font-color" fo:font-weight="bold" style:font-name-asian="MS Mincho" style:font-weight-asian="bold" style:font-name-complex="Tahoma1" style:font-weight-complex="bold"/>
    </style:style>
    <style:style style:name="P44" style:family="paragraph" style:parent-style-name="Standard" style:master-page-name="Portada">
      <style:paragraph-properties style:page-numb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3">
      <style:text-properties style:text-underline-style="none" fo:font-weight="normal" style:font-weight-asian="normal" style:font-weight-complex="normal"/>
    </style:style>
    <style:style style:name="P49" style:family="paragraph" style:parent-style-name="Text_20_body" style:list-style-name="L3">
      <style:text-properties style:text-underline-style="none" fo:font-weight="bold" style:font-weight-asian="bold" style:font-weight-complex="bold"/>
    </style:style>
    <style:style style:name="P50" style:family="paragraph" style:parent-style-name="Text_20_body" style:list-style-name="L3">
      <style:text-properties fo:font-size="11pt" style:text-underline-style="none" fo:font-weight="bold" style:font-size-asian="11pt" style:font-weight-asian="normal" style:font-size-complex="11pt" style:font-weight-complex="normal"/>
    </style:style>
    <style:style style:name="P51" style:family="paragraph" style:parent-style-name="Text_20_body" style:list-style-name="L3">
      <style:text-properties fo:font-size="11pt" fo:font-weight="bold" style:font-size-asian="11pt" style:font-weight-asian="bold" style:font-size-complex="11pt" style:font-weight-complex="bold"/>
    </style:style>
    <style:style style:name="P52" style:family="paragraph" style:parent-style-name="Text_20_body" style:list-style-name="L4">
      <style:text-properties style:font-name="NewsGoT"/>
    </style:style>
    <style:style style:name="P53" style:family="paragraph" style:parent-style-name="Text_20_body">
      <style:text-properties style:font-name="NewsGoT" fo:background-color="transparent"/>
    </style:style>
    <style:style style:name="P54" style:family="paragraph" style:parent-style-name="Text_20_body" style:list-style-name="L5">
      <style:text-properties style:font-name="NewsGoT" fo:background-color="transparent"/>
    </style:style>
    <style:style style:name="P55" style:family="paragraph" style:parent-style-name="Text_20_body" style:list-style-name="L6">
      <style:text-properties style:font-name="NewsGoT" fo:background-color="transparent"/>
    </style:style>
    <style:style style:name="P56" style:family="paragraph" style:parent-style-name="Text_20_body" style:list-style-name="L7">
      <style:text-properties style:font-name="NewsGoT" fo:background-color="transparent"/>
    </style:style>
    <style:style style:name="P57" style:family="paragraph" style:parent-style-name="Text_20_body" style:list-style-name="L8">
      <style:text-properties style:font-name="NewsGoT" fo:background-color="#ffff00"/>
    </style:style>
    <style:style style:name="P58" style:family="paragraph" style:parent-style-name="Text_20_body" style:list-style-name="L8">
      <style:text-properties style:font-name="NewsGoT" fo:font-weight="bold" fo:background-color="transparent" style:font-weight-asian="bold" style:font-weight-complex="bold"/>
    </style:style>
    <style:style style:name="P59" style:family="paragraph" style:parent-style-name="Text_20_body" style:list-style-name="L8">
      <style:text-properties style:font-name="NewsGoT" fo:font-weight="bold" fo:background-color="#ffff00" style:font-weight-asian="bold" style:font-weight-complex="bold"/>
    </style:style>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8">
      <style:text-properties fo:background-color="transparent"/>
    </style:style>
    <style:style style:name="P65" style:family="paragraph" style:parent-style-name="Text_20_body" style:list-style-name="L8">
      <style:text-properties fo:font-weight="bold" style:font-weight-asian="bold" style:font-weight-complex="bold"/>
    </style:style>
    <style:style style:name="P66" style:family="paragraph" style:parent-style-name="Text_20_body">
      <style:paragraph-properties fo:margin-top="0.423cm" fo:margin-bottom="0.212cm"/>
    </style:style>
    <style:style style:name="P67" style:family="paragraph" style:parent-style-name="Text_20_body">
      <style:paragraph-properties fo:margin-top="0.423cm" fo:margin-bottom="0.212cm"/>
      <style:text-properties fo:background-color="transparent" style:font-name-asian="MS Mincho" style:font-name-complex="Tahoma1"/>
    </style:style>
    <style:style style:name="P68" style:family="paragraph" style:parent-style-name="Heading" style:master-page-name="Standard">
      <style:paragraph-properties style:page-number="auto"/>
    </style:style>
    <style:style style:name="P69" style:family="paragraph" style:parent-style-name="Contents_20_1">
      <style:paragraph-properties>
        <style:tab-stops>
          <style:tab-stop style:position="15.9cm" style:type="right" style:leader-style="dotted" style:leader-text="."/>
        </style:tab-stops>
      </style:paragraph-properties>
    </style:style>
    <style:style style:name="P70" style:family="paragraph" style:parent-style-name="Heading_20_2">
      <style:paragraph-properties fo:margin-top="0.423cm" fo:margin-bottom="0.212cm" fo:keep-with-next="always"/>
      <style:text-properties style:font-name-asian="MS Mincho" style:font-name-complex="Tahoma1"/>
    </style:style>
    <style:style style:name="P71" style:family="paragraph" style:parent-style-name="Heading_20_2">
      <style:paragraph-properties fo:margin-top="0.423cm" fo:margin-bottom="0.212cm"/>
      <style:text-properties style:font-name-asian="MS Mincho" style:font-name-complex="Tahoma1"/>
    </style:style>
    <style:style style:name="P72" style:family="paragraph" style:parent-style-name="Heading_20_1">
      <style:paragraph-properties fo:margin-top="0.423cm" fo:margin-bottom="0.212cm" fo:keep-with-next="always"/>
      <style:text-properties style:font-name-asian="MS Mincho" style:font-name-complex="Tahoma1"/>
    </style:style>
    <style:style style:name="P73"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weight="bold" style:font-weight-asian="bold" style:font-weight-complex="bold"/>
    </style:style>
    <style:style style:name="T3" style:family="text">
      <style:text-properties style:font-name-asian="MS Mincho" style:font-name-complex="Tahoma1"/>
    </style:style>
    <style:style style:name="T4" style:family="text">
      <style:text-properties style:font-name="CAAAAA+DejaVuSans" fo:font-size="11pt" style:font-name-asian="CAAAAA+DejaVuSans" style:font-size-asian="11pt" style:font-name-complex="CAAAAA+DejaVuSans" style:font-size-complex="11pt"/>
    </style:style>
    <style:style style:name="T5" style:family="text">
      <style:text-properties style:font-name="NewsGoT"/>
    </style:style>
    <style:style style:name="T6" style:family="text">
      <style:text-properties style:font-name="NewsGoT" fo:background-color="transparent"/>
    </style:style>
    <style:style style:name="T7" style:family="text">
      <style:text-properties style:font-name="NewsGoT" fo:font-weight="bold" fo:background-color="transparent" style:font-weight-asian="bold" style:font-weight-complex="bold"/>
    </style:style>
    <style:style style:name="T8" style:family="text">
      <style:text-properties fo:font-size="11pt" style:font-size-asian="11pt" style:font-size-complex="11pt"/>
    </style:style>
    <style:style style:name="T9" style:family="text">
      <style:text-properties fo:font-size="11pt" style:text-underline-style="none" fo:font-weight="bold" style:font-size-asian="11pt" style:font-weight-asian="normal" style:font-size-complex="11pt" style:font-weight-complex="normal"/>
    </style:style>
    <style:style style:name="T10" style:family="text">
      <style:text-properties fo:font-size="11pt" style:text-underline-style="none" fo:font-weight="bold" style:font-size-asian="11pt" style:font-weight-asian="bold" style:font-size-complex="11pt" style:font-weight-complex="bold"/>
    </style:style>
    <style:style style:name="T11" style:family="text">
      <style:text-properties fo:font-size="11pt" style:text-underline-style="none" fo:font-weight="normal" style:font-size-asian="11pt" style:font-weight-asian="normal" style:font-size-complex="11pt" style:font-weight-complex="normal"/>
    </style:style>
    <style:style style:name="T12" style:family="text">
      <style:text-properties fo:font-size="11pt" fo:font-weight="bold" style:font-size-asian="11pt" style:font-size-complex="11pt"/>
    </style:style>
    <style:style style:name="T13" style:family="text">
      <style:text-properties fo:background-color="transparent"/>
    </style:style>
    <style:style style:name="T1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4"/>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5" text:anchor-type="paragraph" svg:x="4.242cm" svg:y="0.164cm" svg:width="8.347cm" svg:height="5.916cm" draw:z-index="0"><draw:image/></draw:frame></text:p>
      <text:p text:style-name="Standard"/>
      <text:p text:style-name="Standard"/>
      <text:p text:style-name="Standard"/>
      <text:p text:style-name="Standard"/>
      <text:p text:style-name="Standard"/>
      <text:p text:style-name="Standard"/>
      <text:p text:style-name="Standard"/>
      <text:p text:style-name="P36"><text:subject>CMTIC</text:subject></text:p>
      <text:p text:style-name="P37"><text:title>Propuestas para reenfoque del proyecto CMTIC</text:title></text:p>
      <text:p text:style-name="P7"/>
      <text:p text:style-name="P7"/>
      <text:p text:style-name="P6"/>
      <text:p text:style-name="P6"/>
      <text:p text:style-name="P6"/>
      <text:p text:style-name="P6"/>
      <text:p text:style-name="Nota_20_al_20_pié">Versión: <text:keywords>0100</text:keywords></text:p>
      <text:p text:style-name="Nota_20_al_20_pié">Fecha: 31/07/2014</text:p>
      <text:p text:style-name="Nota_20_al_20_pié"/>
      <text:p text:style-name="Nota_20_al_20_pié"/>
      <text:p text:style-name="Nota_20_al_20_pié"/>
      <text:p text:style-name="P35">[Versión del Producto]</text:p>
      <table:table table:name="Tabla5" table:style-name="Tabla5">
        <table:table-column table:style-name="Tabla5.A"/>
        <table:table-row>
          <table:table-cell table:style-name="Tabla5.A1" office:value-type="string">
            <text:p text:style-name="P1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68"/>
      <text:p text:style-name="P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ext:p text:style-name="Table_20_Contents"><text:user-defined text:name="Departamento">D.G. de Política Digital</text:user-defined></text:p>
          </table:table-cell>
          <table:covered-table-cell/>
          <table:covered-table-cell/>
        </table:table-row>
        <table:table-row>
          <table:table-cell table:style-name="Tabla1.A2" office:value-type="string">
            <text:p text:style-name="P10">Proyecto</text:p>
          </table:table-cell>
          <table:table-cell table:style-name="Tabla1.B2" table:number-columns-spanned="3" office:value-type="string">
            <text:p text:style-name="Table_20_Contents"><text:bookmark-start text:name="__DdeLink__323_258527374"/><text:subject>CMTIC</text:subject><text:bookmark-end text:name="__DdeLink__323_258527374"/></text:p>
          </table:table-cell>
          <table:covered-table-cell/>
          <table:covered-table-cell/>
        </table:table-row>
        <table:table-row>
          <table:table-cell table:style-name="Tabla1.A2" office:value-type="string">
            <text:p text:style-name="P10">Entregable</text:p>
          </table:table-cell>
          <table:table-cell table:style-name="Tabla1.B2" table:number-columns-spanned="3" office:value-type="string">
            <text:p text:style-name="Table_20_Contents"><text:title>Propuestas para reenfoque del proyecto CMTIC</text:title></text:p>
          </table:table-cell>
          <table:covered-table-cell/>
          <table:covered-table-cell/>
        </table:table-row>
        <table:table-row>
          <table:table-cell table:style-name="Tabla1.A2" office:value-type="string">
            <text:p text:style-name="P10">Autor</text:p>
          </table:table-cell>
          <table:table-cell table:style-name="Tabla1.B2" table:number-columns-spanned="3" office:value-type="string">
            <text:p text:style-name="P13">SANDETEL</text:p>
          </table:table-cell>
          <table:covered-table-cell/>
          <table:covered-table-cell/>
        </table:table-row>
        <table:table-row>
          <table:table-cell table:style-name="Tabla1.A2" office:value-type="string">
            <text:p text:style-name="P10">Versión/Edición</text:p>
          </table:table-cell>
          <table:table-cell table:style-name="Tabla1.B5" office:value-type="string">
            <text:p text:style-name="Table_20_Contents"><text:keywords>0100</text:keywords></text:p>
          </table:table-cell>
          <table:table-cell table:style-name="Tabla1.A2" office:value-type="string">
            <text:p text:style-name="P10">Fecha Versión</text:p>
          </table:table-cell>
          <table:table-cell table:style-name="Tabla1.D5" office:value-type="date" office:date-value="2014-07-31">
            <text:p text:style-name="P12">31/07/14</text:p>
          </table:table-cell>
        </table:table-row>
        <table:table-row>
          <table:table-cell table:style-name="Tabla1.A2" office:value-type="string">
            <text:p text:style-name="P10">Aprobado por</text:p>
          </table:table-cell>
          <table:table-cell table:style-name="Tabla1.B5" office:value-type="string">
            <text:p text:style-name="Table_20_Contents"/>
          </table:table-cell>
          <table:table-cell table:style-name="Tabla1.A2" office:value-type="string">
            <text:p text:style-name="P10">Fecha Aprobación</text:p>
          </table:table-cell>
          <table:table-cell table:style-name="Tabla1.B2" office:value-type="string">
            <text:p text:style-name="P12">DD/MM/AAAA</text:p>
          </table:table-cell>
        </table:table-row>
        <table:table-row>
          <table:table-cell table:style-name="Tabla1.B5" office:value-type="string">
            <text:p text:style-name="P10"/>
          </table:table-cell>
          <table:table-cell table:style-name="Tabla1.B5" office:value-type="string">
            <text:p text:style-name="Table_20_Contents"/>
          </table:table-cell>
          <table:table-cell table:style-name="Tabla1.A2" office:value-type="string">
            <text:p text:style-name="P10">Nº Total de Páginas</text:p>
          </table:table-cell>
          <table:table-cell table:style-name="Tabla1.B2" office:value-type="string">
            <text:p text:style-name="P12"><text:page-count>18</text:page-count></text:p>
          </table:table-cell>
        </table:table-row>
      </table:table>
      <text:p text:style-name="Standard"/>
      <text:p text:style-name="P8"/>
      <text:p text:style-name="P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1">Versión</text:p>
          </table:table-cell>
          <table:table-cell table:style-name="Tabla3.A1" office:value-type="string">
            <text:p text:style-name="P11">Causa del Cambio</text:p>
          </table:table-cell>
          <table:table-cell table:style-name="Tabla3.A1" office:value-type="string">
            <text:p text:style-name="P11">Responsable del Cambio</text:p>
          </table:table-cell>
          <table:table-cell table:style-name="Tabla3.D1" office:value-type="string">
            <text:p text:style-name="P11">Fecha del Cambio</text:p>
          </table:table-cell>
        </table:table-row>
        <table:table-row>
          <table:table-cell table:style-name="Tabla3.A2" office:value-type="float" office:value="100">
            <text:p text:style-name="P12">0100</text:p>
          </table:table-cell>
          <table:table-cell table:style-name="Tabla3.B2" office:value-type="string">
            <text:p text:style-name="P12">Versión inicial</text:p>
          </table:table-cell>
          <table:table-cell table:style-name="Tabla3.B2" office:value-type="string">
            <text:p text:style-name="P14">Laura Martínez Atienza</text:p>
          </table:table-cell>
          <table:table-cell table:style-name="Tabla3.D2" office:value-type="date" office:date-value="2014-07-31">
            <text:p text:style-name="P12">31/07/14</text:p>
          </table:table-cell>
        </table:table-row>
        <table:table-row>
          <table:table-cell table:style-name="Tabla3.A2">
            <text:p text:style-name="P12"/>
          </table:table-cell>
          <table:table-cell table:style-name="Tabla3.B2" office:value-type="string">
            <text:p text:style-name="P12"/>
          </table:table-cell>
          <table:table-cell table:style-name="Tabla3.B2" office:value-type="string">
            <text:p text:style-name="P12"/>
          </table:table-cell>
          <table:table-cell table:style-name="Tabla3.D2">
            <text:p text:style-name="P12"/>
          </table:table-cell>
        </table:table-row>
        <table:table-row>
          <table:table-cell table:style-name="Tabla3.A2">
            <text:p text:style-name="P12"/>
          </table:table-cell>
          <table:table-cell table:style-name="Tabla3.B2" office:value-type="string">
            <text:p text:style-name="P12"/>
          </table:table-cell>
          <table:table-cell table:style-name="Tabla3.B2" office:value-type="string">
            <text:p text:style-name="P12"/>
          </table:table-cell>
          <table:table-cell table:style-name="Tabla3.D2">
            <text:p text:style-name="P12"/>
          </table:table-cell>
        </table:table-row>
      </table:table>
      <text:p text:style-name="Standard"/>
      <text:p text:style-name="P8"/>
      <text:p text:style-name="P8">CONTROL DE DISTRIBUCIÓN</text:p>
      <text:p text:style-name="Standard"/>
      <table:table table:name="Tabla4" table:style-name="Tabla4">
        <table:table-column table:style-name="Tabla4.A"/>
        <table:table-row>
          <table:table-cell table:style-name="Tabla4.A1" office:value-type="string">
            <text:p text:style-name="P10">Nombre y Apellidos</text:p>
          </table:table-cell>
        </table:table-row>
        <table:table-row>
          <table:table-cell table:style-name="Tabla4.A2" office:value-type="string">
            <text:p text:style-name="P13">Juan Sebastián Ojeda Pérez</text:p>
          </table:table-cell>
        </table:table-row>
        <table:table-row>
          <table:table-cell table:style-name="Tabla4.A2" office:value-type="string">
            <text:p text:style-name="Table_20_Contents">Jorge Sánchez</text:p>
          </table:table-cell>
        </table:table-row>
        <table:table-row>
          <table:table-cell table:style-name="Tabla4.A2" office:value-type="string">
            <text:p text:style-name="Table_20_Contents">Laura Martínez Atienza</text:p>
          </table:table-cell>
        </table:table-row>
        <table:table-row>
          <table:table-cell table:style-name="Tabla4.A2" office:value-type="string">
            <text:p text:style-name="Table_20_Contents">Remedios Martínez de Marigorta</text:p>
          </table:table-cell>
        </table:table-row>
      </table:table>
      <text:p text:style-name="Standard"/>
      <text:p text:style-name="Standard"/>
      <text:p text:style-name="Standard"/>
      <text:p text:style-name="Standard"/>
      <text:p text:style-name="Standard"/>
      <text:p text:style-name="P3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69"><text:a xlink:type="simple" xlink:href="#__RefHeading__7138_1607220492" text:style-name="Internet_20_link" text:visited-style-name="Internet_20_link">1 INTRODUCCION<text:tab/>4</text:a></text:p>
          <text:p text:style-name="P69"><text:a xlink:type="simple" xlink:href="#__RefHeading__2037_1685799375" text:style-name="Internet_20_link" text:visited-style-name="Internet_20_link">2 DESCRIPCIÓN DE OBJETIVOS INICIALES Y TRABAJOS REALIZADOS<text:tab/>5</text:a></text:p>
          <text:p text:style-name="P69"><text:a xlink:type="simple" xlink:href="#__RefHeading__1877_1685799375" text:style-name="Internet_20_link" text:visited-style-name="Internet_20_link">3 REVISION DE LA ESTRATEGIA Y OBJETIVO DEL PROYECTO<text:tab/>9</text:a></text:p>
          <text:p text:style-name="P69"><text:a xlink:type="simple" xlink:href="#__RefHeading__1883_1685799375" text:style-name="Internet_20_link" text:visited-style-name="Internet_20_link">4 PROPUESTA DE NUEVAS LINEAS DE TRABAJO Y REENFOQUE DEL PROYECTO<text:tab/>11</text:a></text:p>
          <text:p text:style-name="P73"><text:a xlink:type="simple" xlink:href="#__RefHeading__1885_1685799375" text:style-name="Internet_20_link" text:visited-style-name="Internet_20_link">4.1 Propuesta de nuevas líneas de trabajo y evolución de las herramientas tecnológicas<text:tab/>11</text:a></text:p>
          <text:p text:style-name="P73"><text:a xlink:type="simple" xlink:href="#__RefHeading__7909_1330788471" text:style-name="Internet_20_link" text:visited-style-name="Internet_20_link">4.2 Detalle de roadmap de evolución de cuadros de mando y gráficas<text:tab/>13</text:a></text:p>
          <text:p text:style-name="P73"><text:a xlink:type="simple" xlink:href="#__RefHeading__1887_1685799375" text:style-name="Internet_20_link" text:visited-style-name="Internet_20_link">4.3 Sobre el equipo de trabajo<text:tab/>15</text:a></text:p>
          <text:p text:style-name="P73"><text:a xlink:type="simple" xlink:href="#__RefHeading__1889_1685799375" text:style-name="Internet_20_link" text:visited-style-name="Internet_20_link">4.4 Redefinición de Órdenes de Trabajo<text:tab/>16</text:a></text:p>
        </text:index-body>
      </text:table-of-content>
      <text:h text:style-name="Heading_20_1" text:outline-level="1"><text:bookmark text:name="__RefHeading__7138_1607220492"/>INTRODUCCION<text:bookmark-end text:name="__RefHeading__7138_1607220492"/></text:h>
      <text:p text:style-name="Text_20_body">Tras haber estado parado un tiempo, en Noviembre de 2013 se produjo un <text:span text:style-name="T2">“renacimiento” del proyecto CMTIC</text:span>; se reservó una cierta cantidad del presupuesto al mismo y por tanto fue posible asignar dedicación por parte de algunos recursos de la Oficina Técnica de SANDETEL para que pudieran dar continuidad al proyecto.</text:p>
      <text:p text:style-name="Text_20_body">Una vez transcurridos 8 meses desde entonces, y coincidiendo con la finalización de un hito estratégico (emisión de informe CMTIC para la coordinadora), pensamos que procede realizar una reflexión estructurada y exponer un conjunto de propuestas, en base a la experiencia adquirida, que permita tomar decisiones sobre el enfoque que debe darse al proyecto CMTIC para la próxima etapa. </text:p>
      <text:p text:style-name="Text_20_body"><text:bookmark text:name="__RefHeading__7140_1607220492"/><text:bookmark-end text:name="__RefHeading__7140_1607220492"/></text:p>
      <text:h text:style-name="Heading_20_1" text:outline-level="1"><text:bookmark text:name="__RefHeading__2037_1685799375"/>DESCRIPCIÓN DE OBJETIVOS INICIALES Y TRABAJOS REALIZADOS<text:bookmark-end text:name="__RefHeading__2037_1685799375"/></text:h>
      <text:p text:style-name="Text_20_body"/>
      <text:p text:style-name="P19">Objetivos y situación de partida para nuevo arranque de CMTIC</text:p>
      <text:p text:style-name="Text_20_body">Para el nuevo arranque del proyecto CMTIC que se produjo en torno a Noviembre de 2013 se designó la participación de los siguientes recursos con el siguiente porcentaje de dedicación objetivo:</text:p>
      <text:list xml:id="list1953645977" text:style-name="L1">
        <text:list-item>
          <text:p text:style-name="P45">Laura Martínez – 50%</text:p>
        </text:list-item>
        <text:list-item>
          <text:p text:style-name="P45">Maribel Villar - 50%</text:p>
        </text:list-item>
      </text:list>
      <text:p text:style-name="Text_20_body">El objetivo marcado principal fue la <text:span text:style-name="T2">realización de los ajustes necesarios para poder realizar un aprovechamiento y puesta en valor de los trabajos y resultados previos existentes en CMTIC</text:span>.</text:p>
      <text:p text:style-name="Text_20_body">Estos trabajos previos básicamente consistían en la existencia de dos “plataformas” de distinta tecnología donde se habían implementado un conjunto de cuadros de mando y gráficas basadas en distintos sistemas operacionales:</text:p>
      <text:list xml:id="list56819069" text:style-name="L2">
        <text:list-item>
          <text:p text:style-name="P46"><text:span text:style-name="T2">CMTIC</text:span>. P<text:span text:style-name="T4">royecto ejecutado en 2011-2012 consistente en el diseño, desarrollo y d</text:span>espliegue de Pentaho con cuadros de mando basados en las fuentes de origen principales siguientes: INFOCOR, CRIHJA y CATÁLOGO DE SW. Fue desarrollado por una empresa externa (SADIEL) a través del convenio de reinversión de Telefónica.</text:p>
        </text:list-item>
        <text:list-item>
          <text:p text:style-name="P46"><text:span text:style-name="T2">Metáforas Visuales</text:span>. Aplicación java desarrollada internamente en la Oficina Técnica de SANDETEL, en principio como piloto donde se representaron un conjunto de gráficas que hacían uso del API de google charts y basadas en la información de los sistemas de información y proyectos INFOCOR y CRIHJA.</text:p>
        </text:list-item>
      </text:list>
      <text:p text:style-name="Text_20_body"/>
      <text:p text:style-name="P19">Descripción de ejecución de trabajos</text:p>
      <text:p text:style-name="Text_20_body">Debido a que el <text:span text:style-name="T2">equipo de trabajo del proyecto era completamente nuevo</text:span>, incluido el director de proyecto por parte de CHAP, hubo que afrontar un <text:span text:style-name="T2">periodo de aprendizaje y análisis</text:span> de la información y productos de partida con los que se contaba. La primera etapa del proyecto fue dedicada además a la solicitud, instalación y <text:span text:style-name="T2">puesta en marcha de entornos de desarrollo</text:span> tanto para CMTIC-Pentaho como CMTIC-Metáforas Visuales.</text:p>
      <text:p text:style-name="Text_20_body">Se determinó como prioritario para poder poner en valor los trabajos existentes la <text:span text:style-name="T2">actualización de la carga de datos</text:span> en estos dos sistemas, de forma que los cuadros de mando pudieran mostrar la última información actualizada con datos hasta 2014.</text:p>
      <text:p text:style-name="Text_20_body">En una primera etapa se trabajó dando prioridad a la plataforma de Pentaho. La cualificación y conocimiento necesario para poder llevar a cabo estos trabajos, <text:soft-page-break/>junto una limitada documentación existente del proyecto, provocó un cierto <text:span text:style-name="T2">retraso en la disponibilidad de resultados visibles</text:span>.</text:p>
      <text:p text:style-name="Text_20_body">En la línea de Metáforas Visuales se fueron completando hitos intermedios, por lo que se priorizaron estos trabajos y la línea de trabajo con CMTIC-Pentaho se acordó dejarla detenida momentáneamente.</text:p>
      <text:p text:style-name="Text_20_body">En Metáforas Visuales se llevó a cabo la carga de datos correctamente y se comenzó una etapa de análisis de interpretación de cada gráfica, así como una fase de testing para identificación de correctivos y evolutivos que se fueron implementando.</text:p>
      <text:p text:style-name="Text_20_body">Como resultado de los avances en esta línea, a finales de Julio finalmente se ha emitido un <text:span text:style-name="T2">informe CMTIC de análisis de información estadística de INFOCOR para la coordinadora de la DGPD</text:span>, principalmente basado en consultas y gráficas de la aplicación Metáforas Visuales pero incluyendo nuevas representaciones de la información que se han considerado útiles y necesarias.</text:p>
      <text:p text:style-name="Text_20_body">Los trabajos para la elaboración de este informe han realizado una revisión a nivel de negocio de la representación de la información más adecuada para poder obtener información útil para el análisis de indicadores y la toma de decisiones. Se han reaprovechado algunas representaciones y se han ido corrigiendo defectos en la aplicación Metáforas Visuales, pero no se han centrado tanto en la evolución de una herramienta tecnológica de las existentes.</text:p>
      <text:p text:style-name="Text_20_body"/>
      <text:p text:style-name="P19">Relación de Hitos y Entregables obtenidos</text:p>
      <text:list xml:id="list743073553" text:style-name="L3">
        <text:list-item>
          <text:p text:style-name="P48">Hitos completados:</text:p>
          <text:list>
            <text:list-item>
              <text:p text:style-name="P49">General</text:p>
              <text:list>
                <text:list-item>
                  <text:p text:style-name="P48">Presentación quick-win para la coordinadora (Feb 2014)</text:p>
                </text:list-item>
                <text:list-item>
                  <text:p text:style-name="P48">Remisión de informe CTMIC para análisis estadístico de INFOCOR</text:p>
                </text:list-item>
              </text:list>
            </text:list-item>
            <text:list-item>
              <text:p text:style-name="P49">CMTIC-Metáforas Visuales</text:p>
              <text:list>
                <text:list-item>
                  <text:p text:style-name="P48">Solicitud de máquinas, despliegue y configuración de entorno de desarrollo de la aplicación CMTIC-Metáforas Visuales</text:p>
                </text:list-item>
                <text:list-item>
                  <text:p text:style-name="P48">Testing exhaustivo sobre la aplicación Metáforas Visuales. Identificación de defectos y mejoras (tiques TEO)</text:p>
                </text:list-item>
                <text:list-item>
                  <text:p text:style-name="P48">Implementación de correctivos y mejoras en la aplicación Metáforas Visuales (código subido en SVN, aplicación desplegada en entorno desarrollo)</text:p>
                </text:list-item>
              </text:list>
            </text:list-item>
            <text:list-item>
              <text:p text:style-name="P49">CMTIC-Pentaho</text:p>
              <text:list>
                <text:list-item>
                  <text:p text:style-name="P48">Solicitud de máquinas, despliegue y configuración de entorno de desarrollo de CMTIC-Pentaho</text:p>
                </text:list-item>
                <text:list-item>
                  <text:p text:style-name="P48">Testing sobre los cuadros de mando basados en INFOCOR. Identificación de defectos.</text:p>
                </text:list-item>
              </text:list>
            </text:list-item>
          </text:list>
        </text:list-item>
      </text:list>
      <text:p text:style-name="P28"><text:soft-page-break/></text:p>
      <text:list xml:id="list2049636854" text:continue-numbering="true" text:style-name="L3">
        <text:list-item>
          <text:p text:style-name="P48">Desarrollo de documentación entregable:</text:p>
          <text:list>
            <text:list-item>
              <text:p text:style-name="P50">CMTIC-Metáforas Visuales</text:p>
              <text:list>
                <text:list-item>
                  <text:p text:style-name="P47"><text:span text:style-name="T9">Consultas_Metaforas_Visuales</text:span><text:span text:style-name="T11">. Documento técnico que recopila el conjunto de SQL que se utilizan para cada una de las gráficas de la aplicación Metáforas Visuales. No ha sido tarea trivial ya que ha habido que adentrarse en el código de la aplicación para obtenerlas y poder documentarlas convenientemente.</text:span></text:p>
                </text:list-item>
                <text:list-item>
                  <text:p text:style-name="P47"><text:span text:style-name="T10">Interpretacion_Metaforas_visuales</text:span><text:span text:style-name="T11">. Documento que describe la correcta interpretación de negocio que debe darse a cada una de las gráficas de la aplicación Metáforas Visuales.</text:span></text:p>
                </text:list-item>
                <text:list-item>
                  <text:p text:style-name="P47"><text:span text:style-name="T10">Manual Instalación Metáforas Visuales</text:span><text:span text:style-name="T11">. En base a la experiencia adquirida desplegando la aplicación en el entorno de desarrollo, se ha revisado y desarrollado un manual con los pasos para la instalación.</text:span></text:p>
                </text:list-item>
                <text:list-item>
                  <text:p text:style-name="P47"><text:span text:style-name="T10">Plan de carga Metáforas Visuales.</text:span><text:span text:style-name="T11"> Documento que describe el procedimiento que se debe ejecutar para realizar una actualización/nueva carga de datos en la aplicación Metáforas Visuales.</text:span></text:p>
                </text:list-item>
              </text:list>
            </text:list-item>
            <text:list-item>
              <text:p text:style-name="P50">CMTIC-Pentaho</text:p>
              <text:list>
                <text:list-item>
                  <text:p text:style-name="P47"><text:span text:style-name="T9">Descripción de informes</text:span><text:span text:style-name="T11">. Descripción detallada de la interpretación de negocio para los cuadros de mando de Pentaho basados en INFOCOR. </text:span></text:p>
                </text:list-item>
                <text:list-item>
                  <text:p text:style-name="P47"><text:span text:style-name="T9">Informe de querys y errores detectados</text:span><text:span text:style-name="T11">. </text:span><text:span text:style-name="T8">Informe resultante de la ejecución de testing sobre los cuadros de mando de Pentaho basados en INFOCOR. En este documento se identifican las consultas SQL de cada cuadro de mando, y se describen pasos y resultados de las pruebas realizadas. Como es un documento más bien interno, a raíz de este documento se han extraído los defectos encontrados en el doc siguiente</text:span></text:p>
                </text:list-item>
                <text:list-item>
                  <text:p text:style-name="P47"><text:span text:style-name="T12">Fallos detectados CMTIC. </text:span><text:span text:style-name="T8">Relación de defectos encontrados sobre los cuadros de mando de Pentaho basados en INFOCOR. </text:span></text:p>
                </text:list-item>
              </text:list>
            </text:list-item>
            <text:list-item>
              <text:p text:style-name="P51">Entregables Dirección:</text:p>
              <text:list>
                <text:list-item>
                  <text:p text:style-name="P51">Presentación estratégica del proyecto CMTIC</text:p>
                </text:list-item>
                <text:list-item>
                  <text:p text:style-name="P51">Informe CMTIC de estadísticas INFOCOR</text:p>
                </text:list-item>
              </text:list>
            </text:list-item>
          </text:list>
        </text:list-item>
      </text:list>
      <text:p text:style-name="P30"/>
      <text:list xml:id="list747395813" text:continue-numbering="true" text:style-name="L3">
        <text:list-header>
          <text:p text:style-name="P48"/>
        </text:list-header>
      </text:list>
      <text:p text:style-name="P21">Análisis de dedicación real de recursos</text:p>
      <text:p text:style-name="P20"><text:soft-page-break/></text:p>
      <table:table table:name="Tabla6" table:style-name="Tabla6">
        <table:table-column table:style-name="Tabla6.A"/>
        <table:table-column table:style-name="Tabla6.B"/>
        <table:table-column table:style-name="Tabla6.C"/>
        <table:table-row>
          <table:table-cell table:style-name="Tabla6.A1" office:value-type="string">
            <text:p text:style-name="P10">RECURSO: Laura Martínez</text:p>
          </table:table-cell>
          <table:table-cell table:style-name="Tabla6.A1" office:value-type="string">
            <text:p text:style-name="P10"/>
          </table:table-cell>
          <table:table-cell table:style-name="Tabla6.C1" office:value-type="string">
            <text:p text:style-name="P10"/>
          </table:table-cell>
        </table:table-row>
        <table:table-row>
          <table:table-cell table:style-name="Tabla6.A2" office:value-type="string">
            <text:p text:style-name="P10">MES</text:p>
          </table:table-cell>
          <table:table-cell table:style-name="Tabla6.A2" office:value-type="string">
            <text:p text:style-name="P10">PORCENTAJE DEDICACIÓN</text:p>
          </table:table-cell>
          <table:table-cell table:style-name="Tabla6.C2" office:value-type="string">
            <text:p text:style-name="P10">TOTAL HORAS</text:p>
          </table:table-cell>
        </table:table-row>
        <table:table-row>
          <table:table-cell table:style-name="Tabla6.A3" office:value-type="float" office:value="41640">
            <text:p text:style-name="Table_20_Contents">Enero 2014</text:p>
          </table:table-cell>
          <table:table-cell table:style-name="Tabla6.B3" office:value-type="percentage" office:value="0.2994">
            <text:p text:style-name="Table_20_Contents">29,94%</text:p>
          </table:table-cell>
          <table:table-cell table:style-name="Tabla6.C3" office:value-type="float" office:value="37.5">
            <text:p text:style-name="Table_20_Contents">37,5</text:p>
          </table:table-cell>
        </table:table-row>
        <table:table-row>
          <table:table-cell table:style-name="Tabla6.A3" office:value-type="float" office:value="0">
            <text:p text:style-name="Table_20_Contents">Febrero 2014</text:p>
          </table:table-cell>
          <table:table-cell table:style-name="Tabla6.B3" office:value-type="percentage" office:value="0.5112">
            <text:p text:style-name="Table_20_Contents">51,12%</text:p>
          </table:table-cell>
          <table:table-cell table:style-name="Tabla6.C3" office:value-type="float" office:value="56.75">
            <text:p text:style-name="Table_20_Contents">56,75</text:p>
          </table:table-cell>
        </table:table-row>
        <table:table-row>
          <table:table-cell table:style-name="Tabla6.A3" office:value-type="float" office:value="0">
            <text:p text:style-name="Table_20_Contents">Marzo 2014</text:p>
          </table:table-cell>
          <table:table-cell table:style-name="Tabla6.B3" office:value-type="percentage" office:value="0.2275">
            <text:p text:style-name="Table_20_Contents">22,75%</text:p>
          </table:table-cell>
          <table:table-cell table:style-name="Tabla6.C3" office:value-type="float" office:value="29.85">
            <text:p text:style-name="Table_20_Contents">29,85</text:p>
          </table:table-cell>
        </table:table-row>
        <table:table-row>
          <table:table-cell table:style-name="Tabla6.A3" office:value-type="float" office:value="0">
            <text:p text:style-name="Table_20_Contents">Abril 2014</text:p>
          </table:table-cell>
          <table:table-cell table:style-name="Tabla6.B3" office:value-type="percentage" office:value="0.2744">
            <text:p text:style-name="Table_20_Contents">27,44%</text:p>
          </table:table-cell>
          <table:table-cell table:style-name="Tabla6.C3" office:value-type="float" office:value="37.25">
            <text:p text:style-name="Table_20_Contents">37,25</text:p>
          </table:table-cell>
        </table:table-row>
        <table:table-row>
          <table:table-cell table:style-name="Tabla6.A3" office:value-type="float" office:value="0">
            <text:p text:style-name="Table_20_Contents">Mayo 2014</text:p>
          </table:table-cell>
          <table:table-cell table:style-name="Tabla6.B3" office:value-type="percentage" office:value="0.368">
            <text:p text:style-name="Table_20_Contents">36,80%</text:p>
          </table:table-cell>
          <table:table-cell table:style-name="Tabla6.C3" office:value-type="float" office:value="36.25">
            <text:p text:style-name="Table_20_Contents">36,25</text:p>
          </table:table-cell>
        </table:table-row>
        <table:table-row>
          <table:table-cell table:style-name="Tabla6.A3" office:value-type="float" office:value="0">
            <text:p text:style-name="Table_20_Contents">Junio 2014</text:p>
          </table:table-cell>
          <table:table-cell table:style-name="Tabla6.B3" office:value-type="percentage" office:value="0.2161">
            <text:p text:style-name="Table_20_Contents">21,61%</text:p>
          </table:table-cell>
          <table:table-cell table:style-name="Tabla6.C3" office:value-type="float" office:value="29.5">
            <text:p text:style-name="Table_20_Contents">29,5</text:p>
          </table:table-cell>
        </table:table-row>
        <table:table-row>
          <table:table-cell table:style-name="Tabla6.A9" office:value-type="float" office:value="0">
            <text:p text:style-name="P15">MEDIA MENSUAL</text:p>
          </table:table-cell>
          <table:table-cell table:style-name="Tabla6.B9" office:value-type="percentage" office:value="0.3161">
            <text:p text:style-name="Table_20_Contents">31,61%</text:p>
          </table:table-cell>
          <table:table-cell table:style-name="Tabla6.C9" office:value-type="float" office:value="37.85">
            <text:p text:style-name="Table_20_Contents">37,85</text:p>
          </table:table-cell>
        </table:table-row>
      </table:table>
      <text:p text:style-name="P20"/>
      <table:table table:name="Tabla7" table:style-name="Tabla7">
        <table:table-column table:style-name="Tabla7.A"/>
        <table:table-column table:style-name="Tabla7.B"/>
        <table:table-column table:style-name="Tabla7.C"/>
        <table:table-row>
          <table:table-cell table:style-name="Tabla7.A1" office:value-type="string">
            <text:p text:style-name="P10">RECURSO: Maribel Villar</text:p>
          </table:table-cell>
          <table:table-cell table:style-name="Tabla7.A1" office:value-type="string">
            <text:p text:style-name="P10"/>
          </table:table-cell>
          <table:table-cell table:style-name="Tabla7.C1" office:value-type="string">
            <text:p text:style-name="P10"/>
          </table:table-cell>
        </table:table-row>
        <table:table-row>
          <table:table-cell table:style-name="Tabla7.A2" office:value-type="string">
            <text:p text:style-name="P10">MES</text:p>
          </table:table-cell>
          <table:table-cell table:style-name="Tabla7.A2" office:value-type="string">
            <text:p text:style-name="P10">PORCENTAJE DEDICACIÓN</text:p>
          </table:table-cell>
          <table:table-cell table:style-name="Tabla7.C2" office:value-type="string">
            <text:p text:style-name="P10">TOTAL HORAS</text:p>
          </table:table-cell>
        </table:table-row>
        <table:table-row>
          <table:table-cell table:style-name="Tabla7.A3" office:value-type="float" office:value="41640">
            <text:p text:style-name="Table_20_Contents">Enero 2014</text:p>
          </table:table-cell>
          <table:table-cell table:style-name="Tabla7.B3" office:value-type="percentage" office:value="0.8797">
            <text:p text:style-name="Table_20_Contents">87,97%</text:p>
          </table:table-cell>
          <table:table-cell table:style-name="Tabla7.C3" office:value-type="float" office:value="106">
            <text:p text:style-name="Table_20_Contents">106</text:p>
          </table:table-cell>
        </table:table-row>
        <table:table-row>
          <table:table-cell table:style-name="Tabla7.A3" office:value-type="float" office:value="0">
            <text:p text:style-name="Table_20_Contents">Febrero 2014</text:p>
          </table:table-cell>
          <table:table-cell table:style-name="Tabla7.B3" office:value-type="percentage" office:value="0.4842">
            <text:p text:style-name="Table_20_Contents">48,42%</text:p>
          </table:table-cell>
          <table:table-cell table:style-name="Tabla7.C3" office:value-type="float" office:value="69">
            <text:p text:style-name="Table_20_Contents">69</text:p>
          </table:table-cell>
        </table:table-row>
        <table:table-row>
          <table:table-cell table:style-name="Tabla7.A3" office:value-type="float" office:value="0">
            <text:p text:style-name="Table_20_Contents">Marzo 2014</text:p>
          </table:table-cell>
          <table:table-cell table:style-name="Tabla7.B3" office:value-type="percentage" office:value="0.6836">
            <text:p text:style-name="Table_20_Contents">68,36%</text:p>
          </table:table-cell>
          <table:table-cell table:style-name="Tabla7.C3" office:value-type="float" office:value="94">
            <text:p text:style-name="Table_20_Contents">94</text:p>
          </table:table-cell>
        </table:table-row>
        <table:table-row>
          <table:table-cell table:style-name="Tabla7.A3" office:value-type="float" office:value="0">
            <text:p text:style-name="Table_20_Contents">Abril 2014</text:p>
          </table:table-cell>
          <table:table-cell table:style-name="Tabla7.B3" office:value-type="percentage" office:value="0.9241">
            <text:p text:style-name="Table_20_Contents">92,41%</text:p>
          </table:table-cell>
          <table:table-cell table:style-name="Tabla7.C3" office:value-type="float" office:value="140">
            <text:p text:style-name="Table_20_Contents">140</text:p>
          </table:table-cell>
        </table:table-row>
        <table:table-row>
          <table:table-cell table:style-name="Tabla7.A3" office:value-type="float" office:value="0">
            <text:p text:style-name="Table_20_Contents">Mayo 2014</text:p>
          </table:table-cell>
          <table:table-cell table:style-name="Tabla7.B3" office:value-type="percentage" office:value="0.9004">
            <text:p text:style-name="Table_20_Contents">90,04%</text:p>
          </table:table-cell>
          <table:table-cell table:style-name="Tabla7.C3" office:value-type="float" office:value="104">
            <text:p text:style-name="Table_20_Contents">104</text:p>
          </table:table-cell>
        </table:table-row>
        <table:table-row>
          <table:table-cell table:style-name="Tabla7.A3" office:value-type="float" office:value="0">
            <text:p text:style-name="Table_20_Contents">Junio 2014</text:p>
          </table:table-cell>
          <table:table-cell table:style-name="Tabla7.B3" office:value-type="percentage" office:value="0.6206">
            <text:p text:style-name="Table_20_Contents">62,06%</text:p>
          </table:table-cell>
          <table:table-cell table:style-name="Tabla7.C3" office:value-type="float" office:value="87.5">
            <text:p text:style-name="Table_20_Contents">87,5</text:p>
          </table:table-cell>
        </table:table-row>
        <table:table-row>
          <table:table-cell table:style-name="Tabla7.A9" office:value-type="float" office:value="0">
            <text:p text:style-name="P15">MEDIA MENSUAL</text:p>
          </table:table-cell>
          <table:table-cell table:style-name="Tabla7.B9" office:value-type="percentage" office:value="0.7488">
            <text:p text:style-name="Table_20_Contents">74,88%</text:p>
          </table:table-cell>
          <table:table-cell table:style-name="Tabla7.C9" office:value-type="float" office:value="100">
            <text:p text:style-name="Table_20_Contents">100</text:p>
          </table:table-cell>
        </table:table-row>
      </table:table>
      <text:p text:style-name="P20"/>
      <text:p text:style-name="P29">Como se puede ver, no se ha cumplido el porcentaje teórico de 2 recursos al 50% aunque se ha compensado la mayor dedicación de Maribel con la menor dedicación de Laura y en total entre los dos suman 106,5% (cerca del 100%).</text:p>
      <text:h text:style-name="Heading_20_1" text:outline-level="1"><text:bookmark text:name="__RefHeading__1877_1685799375"/>REVISION DE LA ESTRATEGIA Y OBJETIVO DEL PROYECTO<text:bookmark-end text:name="__RefHeading__1877_1685799375"/></text:h>
      <text:p text:style-name="Text_20_body"/>
      <text:p text:style-name="P27">El proyecto CMTIC originalmente surgió a partir del desarrollo del proyecto de concepción de una plataforma <text:span text:style-name="T2">Pentaho-CMTIC</text:span> con cuadros de mandos basados en Infocor, Crihja y Catálogo de SW. No obstante, progresivamente se ha ido ampliando el objetivo del proyecto y se ha incorporado la línea de trabajo de <text:span text:style-name="T2">Metáforas Visuales</text:span> como parte del mismo.</text:p>
      <text:p text:style-name="P27">De forma natural, también se ve una cierta relación con el proyecto CMTIC en los trabajos realizados en <text:span text:style-name="T2">NAOS Intelligence</text:span>.</text:p>
      <text:p text:style-name="Standard"><text:line-break/>La pregunta a responder sería:</text:p>
      <text:p text:style-name="Standard"/>
      <text:p text:style-name="P32">¿Qué queremos conseguir con el proyecto CMTIC? </text:p>
      <text:p text:style-name="P18"/>
      <text:p text:style-name="P27">Poco a poco se va madurando de facto la idea de CMTIC como un equipo de trabajo especializado en el desarrollo de cuadros de mando y estadísticas sobre cualquier área de negocio TI que se vaya necesitando.</text:p>
      <text:p text:style-name="P27">No necesariamente debe estar ligado a una única herramienta o plataforma tecnológica sino que las herramientas deben verse como medio para el objetivo principal que es la obtención de información estratégica para la toma de decisiones.</text:p>
      <text:p text:style-name="P27">Es incluso de mayor valor la aplicación de conocimientos sobre metodologías y productos extendidos en el ámbito de BI que el centrar los únicos esfuerzos en el desarrollo de una única herramienta con cuadros de mandos fijos.</text:p>
      <text:p text:style-name="P27">CMTIC debería centrarse en dar valor a conseguir una <text:span text:style-name="T2">alta cualificación y especialización del equipo de trabajo</text:span> para que de forma ágil este equipo sea capaz de utilizar las herramientas y aplicar las metodologías que necesite para analizar adecuadamente la información y poder dar respuesta a las necesidades que van surgiendo.</text:p>
      <text:p text:style-name="P27">Adicionalmente, podría ser el objetivo de CMTIC la definición de un marco de desarrollo de cuadros de mando para que cualquier línea de trabajo en cualquier proyecto en torno a tratamientos estadísticos se realice con unas pautas homogéneas.</text:p>
      <text:p text:style-name="P27">Desde este enfoque de equipo especializado que da respuesta a preguntas estratégicas, resulta fundamental para el éxito del proyecto una alta implicación de la Dirección en la detección de necesidades y definición de líneas de trabajo.</text:p>
      <text:p text:style-name="P27">Esto nos lleva a esta otra pregunta:</text:p>
      <text:p text:style-name="P27"/>
      <text:p text:style-name="P31"><text:soft-page-break/>¿Cómo podemos lograr involucrar a la dirección en la definición de los requisitos?</text:p>
      <text:p text:style-name="P17"/>
      <text:p text:style-name="Text_20_body">Habrá que analizar distintos medios para obtener dicho objetivo, por ejemplo:</text:p>
      <text:list xml:id="list63446240" text:style-name="L4">
        <text:list-item>
          <text:p text:style-name="P52">Siendo proactivos en la propuesta de “áreas problemáticas”, presentando pilotos y un posible enfoque de trabajo desde CMTIC</text:p>
        </text:list-item>
        <text:list-item>
          <text:p text:style-name="P52">Realizando reuniones periódicas donde se de prioridad a demandar este tipo de información</text:p>
        </text:list-item>
      </text:list>
      <text:p text:style-name="P38">Según lo expuesto, hay que concluir que las herramientas tecnológicas no son el FIN sino el MEDIO. No obstante, hay que tomar decisiones sobre las herramientas actuales para conseguir que ayuden lo máximo posible al tratamiento y análisis de la información que es necesario realizar para poder proporcionar información a la dirección. Se analizará en apartados más adelante.</text:p>
      <text:p text:style-name="P38"/>
      <text:p text:style-name="P17"/>
      <text:p text:style-name="Text_20_body"><text:line-break/></text:p>
      <text:h text:style-name="P72" text:outline-level="1"><text:bookmark text:name="__RefHeading__1883_1685799375"/>PROPUESTA DE NUEVAS LINEAS DE TRABAJO Y REENFOQUE DEL PROYECTO<text:bookmark-end text:name="__RefHeading__1883_1685799375"/></text:h>
      <text:h text:style-name="P70" text:outline-level="2"><text:bookmark text:name="__RefHeading__1885_1685799375"/>Propuesta de nuevas líneas de trabajo y evolución de las herramientas tecnológicas<text:bookmark-end text:name="__RefHeading__1885_1685799375"/></text:h>
      <text:p text:style-name="P40">Metáforas Visuales</text:p>
      <text:p text:style-name="P39">La aplicación metáforas visuales contiene un conjunto de gráficas agrupadas por determinados bloques de negocio pero, en general, se ha visto que dichas gráficas no tienen un orden lógico de análisis, sino que están presentadas como ejercicios individuales de representación.</text:p>
      <text:p text:style-name="P39">En su día no se hizo el ejercicio de cruzar datos entre distintas gráficas y de ahí se han identificado bastantes defectos en la aplicación de inconsistencias en los datos entre gráficas.</text:p>
      <text:p text:style-name="P39">En el informe CMTIC enviado en Julio se ha realizado una propuesta ordenada de gráficas, convenientemente relacionadas entre sí y se han definido representaciones nuevas que se han visto necesarias para el orden lógico de análisis y exposición de resultados.</text:p>
      <text:p text:style-name="P42">A corto plazo podría realizarse una reordenación de gráficas de la aplicación Metáforas Visuales, descartando las que no aportan, para que las gráficas del informe definido para la dirección se puedan obtener de forma automática de la aplicación, sin necesidad de realizar tratamientos manuales de los datos y representaciones en hojas de cálculo.</text:p>
      <text:p text:style-name="P43">CMTIC-Pentaho</text:p>
      <text:p text:style-name="P22">La aplicación CMTIC-Pentaho tiene cuadros de mando que tienen su origen en las siguientes fuentes:</text:p>
      <text:list xml:id="list1619779128" text:style-name="L5">
        <text:list-item>
          <text:list>
            <text:list-item>
              <text:list>
                <text:list-item>
                  <text:p text:style-name="P60">Principales: <text:span text:style-name="T13">INFOCOR, CRIHJA, y CATÁLOGO DE SOFTWARE</text:span></text:p>
                </text:list-item>
                <text:list-item>
                  <text:p text:style-name="P54">Secundarias: OVCTIC, CATÁLOGO DE BIENES HOMOLOGADOS (CBH) y REPOSITORIO SOFTWARE LIBRE (RSL)</text:p>
                </text:list-item>
              </text:list>
            </text:list-item>
          </text:list>
        </text:list-item>
      </text:list>
      <text:p text:style-name="P24">En el análisis que se ha realizado, se ha visto que no resulta trivial descartar fuentes de datos obsoletas (CATALOGO DE SW por ejemplo), para quedarse únicamente con cuadros de mando de fuentes fiables, ya que la implementación de la solución en muchos casos tiene interdependencias entre todos los sistemas integrados. Por ejemplo el proceso de ejecución de ETL para carga de datos.</text:p>
      <text:p text:style-name="P33"><text:span text:style-name="T5">Por otro lado, la versión de Pentaho se encuentra actualmente desactualizada </text:span><text:soft-page-break/><text:span text:style-name="T5">(tenemos la 3.5.0 cuando en el mercado hay una community 5.1) y las posibilidades de representación de la versión que tenemos son más limitadas.</text:span></text:p>
      <text:p text:style-name="P24"/>
      <text:p text:style-name="P24">Para poder continuar la línea de Pentaho sería recomendable realizar una instalación limpia con una versión actualizada de Pentaho e ir migrando los cuadros de mando y partes de la solución que se puedan reaprovechar, al mismo tiempo que ir desarrollando las nuevas representaciones que se han identificado durante la redacción del informe CMTIC para la dirección.</text:p>
      <text:p text:style-name="P24">El inconveniente para abordar esta línea es que estos trabajos requieren de un <text:span text:style-name="T2">equipo altamente cualificado en la tecnología Pentaho </text:span><text:span text:style-name="T14">para poder analizar e interpretar los desarrollos previos implementados por SADIEL.</text:span></text:p>
      <text:p text:style-name="P24"/>
      <text:p text:style-name="P23">Propuestas de líneas de trabajo</text:p>
      <text:p text:style-name="P24">En base a lo expuesto anteriormente, se establecen las siguientes propuestas:</text:p>
      <text:list xml:id="list210694778" text:style-name="L6">
        <text:list-item>
          <text:p text:style-name="P55">Esperar feedback de la coordinadora al respecto del informe emitido. Identificar de ahí nuevas líneas de trabajo que interesen a la dirección (problemáticas TI para las que se quiera información o respuestas, nuevas fuentes de información a explotar, etc.)</text:p>
        </text:list-item>
        <text:list-item>
          <text:p text:style-name="P55">Mientras tanto:</text:p>
          <text:list>
            <text:list-item>
              <text:p text:style-name="P55">A corto plazo:</text:p>
              <text:list>
                <text:list-item>
                  <text:p text:style-name="P55">Reordenar, descartar y desarrollar nuevas gráficas en metáforas visuales en base a la estructura del informe (ver apartado “<text:bookmark-ref text:reference-format="chapter" text:ref-name="__RefHeading__7909_1330788471">4.2</text:bookmark-ref> <text:bookmark-ref text:reference-format="text" text:ref-name="__RefHeading__7909_1330788471">Detalle de roadmap de evolución de cuadros de mando y gráficas</text:bookmark-ref>“ para más detalle). </text:p>
                  <text:p text:style-name="P55">Terminar de implementar los correctivos que sean necesarios.</text:p>
                </text:list-item>
                <text:list-item>
                  <text:p text:style-name="P55">Implementar mejoras en el sistema estadístico identificadas en el informe (ej: filtrar solo por expedientes TERMINADOS)</text:p>
                </text:list-item>
                <text:list-item>
                  <text:p text:style-name="P55">Trabajar con los responsables de INFOCOR:</text:p>
                  <text:list>
                    <text:list-item>
                      <text:p text:style-name="P61"><text:span text:style-name="T6">Para corregir los errores de calidad en los datos detectados y que afectan a los resultados estadísticos.</text:span></text:p>
                    </text:list-item>
                    <text:list-item>
                      <text:p text:style-name="P61"><text:span text:style-name="T6">Para avanzar en el piloto planteado en el informe sobre clasificación de línea estratégica de los informes vinculantes.</text:span></text:p>
                    </text:list-item>
                  </text:list>
                </text:list-item>
                <text:list-item>
                  <text:p text:style-name="P61"><text:span text:style-name="T6">Opcionalmente, se podría continuar la línea de trabajo consistente en continuar el mantenimiento y la explotación de lo que resulte aprovechable en la instancia actual de Pentaho, descartando aquellos cuadros de mandos obsoletos y analizando la ETL de carga de datos para discriminar únicamente las fuentes actualizadas.</text:span></text:p>
                  <text:p text:style-name="P61"><text:span text:style-name="T6">Para esta línea de trabajo resulta necesario disponer de al menos un recurso especializado en Pentaho que pueda llevar a cabo ese </text:span><text:soft-page-break/><text:span text:style-name="T6">trabajo de ingeniería inversa en los desarrollos realizados por SADIEL y que pueda garantizar que el sistema no se queda inconsistente con los trabajos de “limpieza”.</text:span></text:p>
                </text:list-item>
              </text:list>
            </text:list-item>
            <text:list-item>
              <text:p text:style-name="P55">A medio-largo plazo:</text:p>
              <text:list>
                <text:list-item>
                  <text:p text:style-name="P55">Invertir en formación BI y Pentaho para los recursos del equipo</text:p>
                </text:list-item>
                <text:list-item>
                  <text:p text:style-name="P55">Realizar un despliegue limpio de versión actualizada de Pentaho (CMTIC 2.0), ir reaprovechando lo que sirva de la versión anterior y de los avances en metáforas visuales. En una primera fase únicamente desarrollar cuadros de mando del sistema operacional INFOCOR.</text:p>
                </text:list-item>
              </text:list>
            </text:list-item>
          </text:list>
        </text:list-item>
      </text:list>
      <text:p text:style-name="P26">Sería necesario también que alguno de los recursos de CMTIC estuviera implicado en el desarrollo de NAOS Intelligence para poder aportar su conocimiento y que esta línea de trabajo también vaya coordinada en torno a un marco homogéneo de desarrollo de cuadros de mando.</text:p>
      <text:p text:style-name="P23"/>
      <text:p text:style-name="P23">Sistemas operacionales</text:p>
      <text:p text:style-name="P22">Los cuadros de mando existentes están definidos principalmente a partir de la información de INFOCOR, CRIHJA y CATÁLOGO DE SW.</text:p>
      <text:p text:style-name="P41"><text:span text:style-name="T3">Se ha visto que mientras las gráficas basadas en INFOCOR están bastante controladas, por tener en el mismo equipo personal que controla los requisitos y </text:span><text:span text:style-name="T3">desarrollo del proyecto, existen mayores dificultades a la hora de interpretar correctamente las estadísticas de CRIHJA ya que es un proyecto fuera de nuestro control. Para poder evolucionar en el análisis de la información de CRIHJA se necesitaría mayor implicación con el proyecto CRIHJA y su equipo para poder conocer el negocio con todo detalle. De momento en esta primera fase se ha restringido el alcance exclusivamente a INFOCOR.</text:span></text:p>
      <text:p text:style-name="P42">Por otro lado, se tendrían que descartar aquellos cuadros de mando que tomen información del CATALOGO DE SW ya que esta aplicación no ofrece información de calidad.</text:p>
      <text:p text:style-name="P24">Adicionalmente a estas fuentes de información históricas, hay que estar pendiente de si podría identificarse otra fuente nueva estratégica que pueda comenzar a explotarse (ej: plataforma de contratación, G3, etc.)</text:p>
      <text:p text:style-name="P24"/>
      <text:h text:style-name="P70" text:outline-level="2"><text:bookmark text:name="__RefHeading__7909_1330788471"/>Detalle de roadmap de evolución de cuadros de mando y gráficas<text:bookmark-end text:name="__RefHeading__7909_1330788471"/></text:h>
      <text:p text:style-name="P38"><text:span text:style-name="T3">A continuación se realiza un análisis detallado de las gráficas y cuadros de mando actualmente disponibles en la aplicación Metáforas Visuales y se incluye </text:span><text:soft-page-break/><text:span text:style-name="T3">una propuesta sobre cómo debería abordarse una evolución de los mismos para su alineamiento con la propuesta de enfoque del informe elaborado para la dirección</text:span><text:span text:style-name="T3"><text:note text:id="ftn0" text:note-class="footnote"><text:note-citation>1</text:note-citation><text:note-body><text:p text:style-name="Footnote">Sería necesario completar esta visión con los cuadros de mando de pentaho. Actualmente el entorno no está disponible por error de conexión al OVD.</text:p></text:note-body></text:note></text:span><text:span text:style-name="T3">.</text:span></text:p>
      <text:p text:style-name="P38"><text:span text:style-name="T3">La FASE 1 corresponde a la del informe y sería la que se abordase a corto plazo; la FASE 2 sería una fase posterior que quedaría pendiente.</text:span></text:p>
      <text:p text:style-name="P38"><text:span text:style-name="T3"/></text:p>
      <text:p text:style-name="P38"><draw:frame draw:style-name="fr2" draw:name="gráficos1" text:anchor-type="paragraph" svg:width="16cm" svg:height="15.281cm" draw:z-index="18"><draw:image xlink:href="Pictures/20000B9A00006CD1000067EC991BE566.svm" xlink:type="simple" xlink:show="embed" xlink:actuate="onLoad"/></draw:frame><text:span text:style-name="T3"/></text:p>
      <text:h text:style-name="P71" text:outline-level="2" text:is-list-header="true"><draw:frame draw:style-name="fr2" draw:name="gráficos2" text:anchor-type="paragraph" svg:width="16cm" svg:height="11.984cm" draw:z-index="19"><draw:image xlink:href="Pictures/200007E800006CD1000051835B63F63A.svm" xlink:type="simple" xlink:show="embed" xlink:actuate="onLoad"/></draw:frame><text:soft-page-break/></text:h>
      <text:h text:style-name="P71" text:outline-level="2"><text:bookmark text:name="__RefHeading__1887_1685799375"/>Sobre el equipo de trabajo<text:bookmark-end text:name="__RefHeading__1887_1685799375"/></text:h>
      <text:p text:style-name="P39">Actualmente existe la posibilidad de que el recurso Maribel Villar sea sustituido. Esto impacta en la estrategia y línea de trabajo que se defina.</text:p>
      <text:p text:style-name="P39">Si esta circunstancia (altamente probable) se da, se ha previsto que exista un tiempo de solape de ambos recursos como máximo de 1 mes.</text:p>
      <text:p text:style-name="P39">Con el cambio de recurso habrá que asumir un periodo de aprendizaje, que estará más acotado que antes debido a que durante esta fase se han generado entregables documentales que aportan mayor información de la que inicialmente se disponía y adicionalmente, ahora se va a disponer de una transferencia de conocimiento directa entre recursos.</text:p>
      <text:p text:style-name="P39">Resultaría deseable que el nuevo recurso dispusiera de conocimientos en Business Intelligence y/o Pentaho, para poder tener resultados ágiles y de <text:soft-page-break/>calidad. Si no es este el caso, sí sería necesario invertir en formación y cualificación del equipo de trabajo y, mientras tanto, se podría ir abordando la línea de evolución de metáforas visuales.</text:p>
      <text:p text:style-name="P39">Para poder abordar la línea de trabajo sobre Pentaho sí sería necesario contar con al menos un recurso cualificado. Si no puede obtenerse en Oficina Técnica podría pensarse en el equipo de Alfonso Moreno o bien incluso plantear alguna contratación externa.</text:p>
      <text:p text:style-name="P67">Se tendrían también que revisar los porcentajes de dedicación reales ejecutados por cada uno de los perfiles para determinar si, de acuerdo a la prioridad actual del proyecto CMTIC respecto al resto de proyectos del servicio, siguen siendo adecuados o deben revisarse.</text:p>
      <text:p text:style-name="P39"/>
      <text:h text:style-name="Heading_20_2" text:outline-level="2"><text:bookmark text:name="__RefHeading__1889_1685799375"/>Redefinición de Órdenes de Trabajo<text:bookmark-end text:name="__RefHeading__1889_1685799375"/></text:h>
      <text:p text:style-name="P24">En este periodo de 8 meses, los trabajos han sido englobados principalmente bajo las 2 OT principales siguientes:</text:p>
      <text:list xml:id="list1673518355" text:style-name="L7">
        <text:list-item>
          <text:p text:style-name="P62"><text:span text:style-name="T6">OT-</text:span>339: A<text:span text:style-name="T6">juste y explotación de CMTIC 1.0</text:span></text:p>
        </text:list-item>
        <text:list-item>
          <text:p text:style-name="P56">OT-338: Seguimiento de Proyecto y Proveedores 2014</text:p>
        </text:list-item>
      </text:list>
      <text:p text:style-name="P24">Adicionalmente, se definieron:</text:p>
      <text:list xml:id="list139605539" text:continue-numbering="true" text:style-name="L7">
        <text:list-item>
          <text:p text:style-name="P56">OT-336: Apoyo a la DTP 2014</text:p>
        </text:list-item>
        <text:list-item>
          <text:p text:style-name="P56">OT-337: Apoyo a la comunicación y formación 2014</text:p>
        </text:list-item>
        <text:list-item>
          <text:p text:style-name="P62"><text:span text:style-name="T6">OT-340: </text:span>Desarrollo CMTIC 1.1</text:p>
        </text:list-item>
      </text:list>
      <text:p text:style-name="P25"/>
      <text:p text:style-name="P24">Ciertamente se requiere redefinir las OT del proyecto para poder tener hitos más concretos y con un alcance definido.</text:p>
      <text:p text:style-name="P24">Suponiendo que la propuesta de líneas de trabajo del apartado <text:bookmark-ref text:reference-format="chapter" text:ref-name="__RefHeading__1885_1685799375">4.1</text:bookmark-ref> se aprobase, la propuesta de OT podría ser como sigue:</text:p>
      <text:list xml:id="list408341293" text:style-name="L8">
        <text:list-item>
          <text:p text:style-name="P63"><text:span text:style-name="T6">OT Generales:</text:span></text:p>
          <text:list>
            <text:list-item>
              <text:p text:style-name="P58">Seguimiento de Proyecto y Proveedores 2014</text:p>
            </text:list-item>
            <text:list-item>
              <text:p text:style-name="P58">Apoyo a la DTP 2014</text:p>
            </text:list-item>
          </text:list>
        </text:list-item>
        <text:list-item>
          <text:p text:style-name="P63"><text:span text:style-name="T6">OT Corto plazo</text:span></text:p>
          <text:list>
            <text:list-item>
              <text:p text:style-name="P63"><text:span text:style-name="T7">Ajuste y explotación de CMTIC-Metáforas Visuales (FASE 1 INFOCOR)</text:span><text:span text:style-name="T6">. Su alcance incluye:</text:span></text:p>
              <text:list>
                <text:list-item>
                  <text:p text:style-name="P63"><text:span text:style-name="T6">Alineamiento MV con nuevo enfoque del informe (ver apartado “</text:span><text:span text:style-name="T6"><text:bookmark-ref text:reference-format="chapter" text:ref-name="__RefHeading__7909_1330788471">4.2</text:bookmark-ref></text:span><text:span text:style-name="T6"> </text:span><text:soft-page-break/><text:span text:style-name="T6"><text:bookmark-ref text:reference-format="text" text:ref-name="__RefHeading__7909_1330788471">Detalle de roadmap de evolución de cuadros de mando y gráficas</text:bookmark-ref></text:span><text:span text:style-name="T6">“ para más detalle). </text:span></text:p>
                </text:list-item>
                <text:list-item>
                  <text:p text:style-name="P63"><text:span text:style-name="T6">Implementación de correctivos pendientes (tiques TEO registrados)</text:span></text:p>
                </text:list-item>
                <text:list-item>
                  <text:p text:style-name="P63"><text:span text:style-name="T6">Implementación de mejoras en el sistema estadístico identificadas en el informe (las que no dependen de la calidad de los datos)</text:span></text:p>
                </text:list-item>
                <text:list-item>
                  <text:p text:style-name="P63"><text:span text:style-name="T6">Definición de procedimiento de explotación FASE 1 (periodicidad de emisión de informe para la dirección, procedimiento y periodicidad de ejecución de nueva carga de datos, etc.)</text:span></text:p>
                </text:list-item>
              </text:list>
            </text:list-item>
          </text:list>
        </text:list-item>
      </text:list>
      <text:p text:style-name="P24"/>
      <text:list xml:id="list1561174955" text:continue-numbering="true" text:style-name="L8">
        <text:list-item>
          <text:list>
            <text:list-item>
              <text:p text:style-name="P63"><text:span text:style-name="T7">Ajuste y explotación de CMTIC-Pentaho (FASE 1 INFOCOR)</text:span><text:span text:style-name="T6">. Su alcance incluye:</text:span></text:p>
              <text:list>
                <text:list-item>
                  <text:p text:style-name="P63"><text:span text:style-name="T6">Discriminar la parte aprovechable en la instancia actual de Pentaho, descartando aquellos cuadros de mandos obsoletos</text:span></text:p>
                </text:list-item>
                <text:list-item>
                  <text:p text:style-name="P63"><text:span text:style-name="T6">Ejecutar carga de datos 2014. Analizar y ejecutar la ETL de carga de datos para discriminar únicamente las fuentes actualizadas (FASE 1 INFOCOR)</text:span></text:p>
                </text:list-item>
                <text:list-item>
                  <text:p text:style-name="P63"><text:span text:style-name="T6">Definición de procedimiento de explotación FASE 1 (documentar procedimiento para ejecutar carga y periodicidad)</text:span></text:p>
                </text:list-item>
              </text:list>
            </text:list-item>
            <text:list-item>
              <text:p text:style-name="P63"><text:span text:style-name="T2">Apoyo en calidad de datos de INFOCOR</text:span>. <text:span text:style-name="T6">Su alcance incluye:</text:span></text:p>
              <text:list>
                <text:list-item>
                  <text:p text:style-name="P63">Apoyo en corrección de errores de calidad en los datos de INFOCOR identificados durante la elaboración del informe</text:p>
                </text:list-item>
                <text:list-item>
                  <text:p text:style-name="P63">Apoyo en implementación de mecanismos para garantizar la calidad de los datos</text:p>
                </text:list-item>
              </text:list>
            </text:list-item>
            <text:list-item>
              <text:p text:style-name="P65">Desarrollo piloto clasificación INFOCOR por línea estratégica </text:p>
              <text:list>
                <text:list-item>
                  <text:p text:style-name="P57"><text:span text:style-name="T13">Desarrollo del piloto planteado en el informe sobre clasificación de línea estratégica de los informes vinculantes.</text:span></text:p>
                </text:list-item>
              </text:list>
            </text:list-item>
            <text:list-item>
              <text:p text:style-name="P59"><text:span text:style-name="T13">Elaborar propuesta de alineamiento Pentaho-MV</text:span></text:p>
              <text:list>
                <text:list-item>
                  <text:p text:style-name="P64"><text:span text:style-name="T5">Realizar una propuesta unificada de gráficas y cuadros de mando, eliminando representaciones que puedan ser redundantes entre ambos sistemas Pentaho y MV. Identificar donde deben quedar alojados, priorizando que se migre a Pentaho lo máximo posible.</text:span></text:p>
                </text:list-item>
              </text:list>
            </text:list-item>
          </text:list>
        </text:list-item>
        <text:list-item>
          <text:p text:style-name="P64"><text:span text:style-name="T5">OT Medio-largo plazo</text:span></text:p>
          <text:list>
            <text:list-item>
              <text:p text:style-name="P63"><text:span text:style-name="T7">Nuevo despliegue Pentaho y migración de cuadros de mando</text:span><text:span text:style-name="T6">. Su alcance incluye:</text:span></text:p>
              <text:list>
                <text:list-item>
                  <text:p text:style-name="P64"><text:span text:style-name="T5">Instalación nuevo Pentaho última versión</text:span></text:p>
                </text:list-item>
                <text:list-item>
                  <text:p text:style-name="P64"><text:span text:style-name="T5">Ejecutar migración de gŕaficas de acuerdo a la OT “elaborar propuesta de alineamiento Pentaho-MV” (eliminar de Metáforas </text:span><text:soft-page-break/><text:span text:style-name="T5">Visuales las gráficas migradas a pentaho)</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Arial, sans-serif"/>
    <style:font-face style:name="NewsGoT" svg:font-family="NewsGoT"/>
    <style:font-face style:name="OpenSymbol" svg:font-family="OpenSymbol"/>
    <style:font-face style:name="Tahoma2" svg:font-family="Tahoma"/>
    <style:font-face style:name="CAAAAA+DejaVuSans" svg:font-family="CAAAAA+DejaVuSans" style:font-family-generic="swiss"/>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8cm" fo:margin-left="0.053cm" fo:margin-right="0.049cm" table:align="margins" fo:background-color="#2787e8">
        <style:background-image/>
      </style:table-properties>
    </style:style>
    <style:style style:name="Tabla2.A" style:family="table-column">
      <style:table-column-properties style:column-width="2.45cm" style:rel-column-width="10099*"/>
    </style:style>
    <style:style style:name="Tabla2.B" style:family="table-column">
      <style:table-column-properties style:column-width="8.918cm" style:rel-column-width="36763*"/>
    </style:style>
    <style:style style:name="Tabla2.C" style:family="table-column">
      <style:table-column-properties style:column-width="4.53cm" style:rel-column-width="18673*"/>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6" text:anchor-type="paragraph" svg:x="0.157cm" svg:y="0.474cm" svg:width="2.277cm" svg:height="1.67cm" draw:z-index="8"><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CMTIC</text:subject></text:p>
              <text:p text:style-name="MP3"><text:title>Propuestas para reenfoque del proyecto CMTIC</text:title></text:p>
            </table:table-cell>
            <table:table-cell table:style-name="Tabla2.C1" office:value-type="string">
              <text:p text:style-name="MP4"><text:user-defined text:name="Departamento">D.G. de Política Digital</text:user-defined></text:p>
            </table:table-cell>
          </table:table-row>
        </table:table>
        <text:p text:style-name="Standard"/>
      </style:header>
      <style:footer>
        <text:p text:style-name="MP5"><text:span text:style-name="MT1"><text:tab/></text:span>Página <text:page-number text:select-page="current">18</text:page-number> de <text:page-count>18</text:page-count></text:p>
      </style:footer>
    </style:master-page>
    <style:master-page style:name="Portada" style:page-layout-name="Mpm2"/>
    <style:master-page style:name="HTML" style:page-layout-name="Mpm3"/>
    <style:master-page style:name="portada" style:page-layout-name="Mpm4">
      <style:header>
        <text:p text:style-name="Header"/>
      </style:head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142</meta:editing-cycles>
    <meta:editing-duration>PT67H49M29S</meta:editing-duration>
    <dc:title>Propuestas para reenfoque del proyecto CMTIC</dc:title>
    <dc:date>2014-08-04T14:22:56</dc:date>
    <meta:generator>OpenOffice.org/3.2$Linux OpenOffice.org_project/320m12$Build-9483</meta:generator>
    <dc:subject>CMTIC</dc:subject>
    <meta:print-date>2010-01-15T17:08:07</meta:print-date>
    <dc:creator>laura </dc:creator>
    <meta:keyword>0100</meta:keyword>
    <meta:document-statistic meta:table-count="7" meta:image-count="4" meta:object-count="0" meta:page-count="18" meta:paragraph-count="250" meta:word-count="3611" meta:character-count="22841"/>
    <meta:user-defined meta:name="Departamento">D.G. de Política Digital</meta:user-defined>
  </office:meta>
</office:document-meta>
</file>